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5749" officeooo:paragraph-rsid="000b5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# ansible-playbook policy_windows_windows_components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>[root@oc2685343477 ansible]# ansible-playbook policy_windows_windows_components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18.9.4.1 (L2) Ensure 'Allow a Windows app to share application data between users' is set to 'Disabled' (Scored)] 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SharedLocalAppData setting (18.9.4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.1 (L2) Ensure 'Allow a Windows app to share application data between users' is set to 'Disabled' (Scored)] ****************************</text:p>
      <text:p text:style-name="P1">skipping: [9.37.141.147]</text:p>
      <text:p text:style-name="P1"/>
      <text:p text:style-name="P1"><text:soft-page-break/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AccountInfo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LetAppsAccessCalendar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allHistory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amera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ontact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Email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LetAppsAccessLocation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Messaging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Microphone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Motion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Radio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LetAppsAccessTrustedDevice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SyncWithDevice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Phone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Notification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6.1 (L1) Ensure 'Allow Microsoft accounts to be optional' is set to 'Enabled' (Scored)] 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SAOptional setting (18.9.6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.1 (L1) Ensure 'Allow Microsoft accounts to be optional' is set to 'Enabled' (Scored)] *************************************************</text:p>
      <text:p text:style-name="P1">skipping: [9.37.141.147]</text:p>
      <text:p text:style-name="P1"/>
      <text:p text:style-name="P1">TASK [ansible_role_policy_windows_windows_components_policy : 18.9.6.2 (L2) Ensure 'Block launching Windows Store apps with Windows Runtime API access from hosted content.' is set to 'Enabled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BlockHostedAppAccessWinRT setting (18.9.6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.2 (L2) Ensure 'Block launching Windows Store apps with Windows Runtime API access from hosted content.' is set to 'Enabled' (Scored)] ***</text:p>
      <text:p text:style-name="P1">skipping: [9.37.141.147]</text:p>
      <text:p text:style-name="P1"/>
      <text:p text:style-name="P1">TASK [ansible_role_policy_windows_windows_components_policy : 18.9.8.1 (L1) Ensure 'Disallow Autoplay for non-volume devices' is set to 'Enabled' (Scored)] 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playfornonVolume setting (18.9.8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.1 (L1) Ensure 'Disallow Autoplay for non-volume devices' is set to 'Enabled' (Scored)] ************************************************</text:p>
      <text:p text:style-name="P1">skipping: [9.37.141.147]</text:p>
      <text:p text:style-name="P1"/>
      <text:p text:style-name="P1">TASK [ansible_role_policy_windows_windows_components_policy : 18.9.8.2 (L1) Ensure 'Set the default behavior for AutoRun' is set to 'Enabled: Do not execute any autorun commands' (Scored)] 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run setting (18.9.8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.2 (L1) Ensure 'Set the default behavior for AutoRun' is set to 'Enabled: Do not execute any autorun commands' (Scored)] ***************</text:p>
      <text:p text:style-name="P1">skipping: [9.37.141.147]</text:p>
      <text:p text:style-name="P1"/>
      <text:p text:style-name="P1">TASK [ansible_role_policy_windows_windows_components_policy : 18.9.8.3 (L1) Ensure 'Turn off Autoplay' is set to 'Enabled: All drives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DriveTypeAutoRun setting (18.9.8.3) is Compliant:'255'. It matches the CIS value: '255'"</text:p>
      <text:p text:style-name="P1"><text:s text:c="4"/>]</text:p>
      <text:p text:style-name="P1">}</text:p>
      <text:p text:style-name="P1"/>
      <text:p text:style-name="P1">TASK [ansible_role_policy_windows_windows_components_policy : 18.9.8.3 (L1) Ensure 'Turn off Autoplay' is set to 'Enabled: All drives' (Scored)] 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10.1.1 (L1) Ensure 'Use enhanced anti-spoofing when available' is set to 'Enabled' (Scored)] 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hancedAntiSpoofing setting (18.9.10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0.1.1 (L1) Ensure 'Use enhanced anti-spoofing when available' is set to 'Enabled' (Scored)] ********************************************</text:p>
      <text:p text:style-name="P1">skipping: [9.37.141.147]</text:p>
      <text:p text:style-name="P1"/>
      <text:p text:style-name="P1">TASK [ansible_role_policy_windows_windows_components_policy : 18.9.12.1 (L2) Ensure 'Allow Use of Camera' is set to 'Disabled' (Scored)] 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AllowCamera setting (18.9.12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2.1 (L2) Ensure 'Allow Use of Camera' is set to 'Disabled' (Scored)] 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13.1 (L1) Ensure 'Turn off Microsoft consumer experiences' is set to 'Enabled' (Scored)] 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indowsConsumerFeatures setting (18.9.1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3.1 (L1) Ensure 'Turn off Microsoft consumer experiences' is set to 'Enabled' (Scored)] ************************************************</text:p>
      <text:p text:style-name="P1">skipping: [9.37.141.147]</text:p>
      <text:p text:style-name="P1"/>
      <text:p text:style-name="P1">TASK [ansible_role_policy_windows_windows_components_policy : 18.9.14.1 (L1) Ensure 'Require pin for pairing' is set to 'Enabled' (Scored)] 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quirePinForPairing setting (18.9.14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4.1 (L1) Ensure 'Require pin for pairing' is set to 'Enabled' (Scored)] 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15.1 (L1) Ensure 'Do not display the password reveal button' is set to 'En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PasswordReveal setting (18.9.15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5.1 (L1) Ensure 'Do not display the password reveal button' is set to 'Enabled' (Scored)] 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15.2 (L1) Ensure 'Enumerate administrator accounts on elevation' is set to 'Dis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umerateAdministrators setting (18.9.15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5.2 (L1) Ensure 'Enumerate administrator accounts on elevation' is set to 'Disabled' (Scored)] *****************************************</text:p>
      <text:p text:style-name="P1">skipping: [9.37.141.147]</text:p>
      <text:p text:style-name="P1"/>
      <text:p text:style-name="P1">TASK [ansible_role_policy_windows_windows_components_policy : 18.9.16.1 (L1) Ensure 'Allow Telemetry' is set to 'Enabled: 0 - Security [Enterprise Only]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AllowTelemetry setting (18.9.16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6.1 (L1) Ensure 'Allow Telemetry' is set to 'Enabled: 0 - Security [Enterprise Only]' (Scored)] ****************************************</text:p>
      <text:p text:style-name="P1">skipping: [9.37.141.147]</text:p>
      <text:p text:style-name="P1"/>
      <text:p text:style-name="P1">TASK [ansible_role_policy_windows_windows_components_policy : 18.9.16.2 (L1) Ensure 'Disable pre-release features or settings' is set to 'Dis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ConfigFlighting setting (18.9.16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6.2 (L1) Ensure 'Disable pre-release features or settings' is set to 'Dis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16.3 (L1) Ensure 'Do not show feedback notifications' is set to 'Enabled' (Scored)] 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oNotShowFeedbackNotifications setting (18.9.16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6.3 (L1) Ensure 'Do not show feedback notifications' is set to 'Enabled' (Scored)] *****************************************************</text:p>
      <text:p text:style-name="P1">skipping: [9.37.141.147]</text:p>
      <text:p text:style-name="P1"/>
      <text:p text:style-name="P1">TASK [ansible_role_policy_windows_windows_components_policy : 18.9.16.4 (L1) Ensure 'Toggle user control over Insider builds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BuildPreview setting (18.9.16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6.4 (L1) Ensure 'Toggle user control over Insider builds' is set to 'Disabled' (Scored)] 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26.1.1 (L1) Ensure 'Application: Control Event Log behavior when the log file reaches its maximum size' is set to 'Disabled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1.1 (L1) Ensure 'Application: Control Event Log behavior when the log file reaches its maximum size' is set to 'Disabled' (Scored)] ***</text:p>
      <text:p text:style-name="P1">skipping: [9.37.141.147]</text:p>
      <text:p text:style-name="P1"/>
      <text:p text:style-name="P1">TASK [ansible_role_policy_windows_windows_components_policy : 18.9.26.1.2 (L1) Ensure 'Application: Specify the maximum log file size (KB)' is set to 'Enabled: 32,768 or greater' (Scored)] 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MaxSize setting (18.9.26.1.2) is Compliant:'32768'. It matches the CIS value: '32768'"</text:p>
      <text:p text:style-name="P1"><text:s text:c="4"/>]</text:p>
      <text:p text:style-name="P1">}</text:p>
      <text:p text:style-name="P1"/>
      <text:p text:style-name="P1">TASK [ansible_role_policy_windows_windows_components_policy : 18.9.26.1.2 (L1) Ensure 'Application: Specify the maximum log file size (KB)' is set to 'Enabled: 32,768 or greater' (Scored)] ***************</text:p>
      <text:p text:style-name="P1">skipping: [9.37.141.147]</text:p>
      <text:p text:style-name="P1"/>
      <text:p text:style-name="P1">TASK [ansible_role_policy_windows_windows_components_policy : 18.9.26.2.1 (L1) Ensure 'Security: Control Event Log behavior when the log file reaches its maximum size' is set to 'Disabled' (Scored)] 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2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2.1 (L1) Ensure 'Security: Control Event Log behavior when the log file reaches its maximum size' is set to 'Disabled' (Scored)] *****</text:p>
      <text:p text:style-name="P1">skipping: [9.37.141.147]</text:p>
      <text:p text:style-name="P1"/>
      <text:p text:style-name="P1">TASK [ansible_role_policy_windows_windows_components_policy : 18.9.26.2.2 (L1) Ensure 'Security: Specify the maximum log file size (KB)' is set to 'Enabled: 196,608 or greater' (Scored)] 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2.2) is Compliant:'196608'. It matches the CIS value: '196608'"</text:p>
      <text:p text:style-name="P1"><text:s text:c="4"/>]</text:p>
      <text:p text:style-name="P1">}</text:p>
      <text:p text:style-name="P1"/>
      <text:p text:style-name="P1">TASK [ansible_role_policy_windows_windows_components_policy : 18.9.26.2.2 (L1) Ensure 'Security: Specify the maximum log file size (KB)' is set to 'Enabled: 196,608 or greater' (Scored)] *****************</text:p>
      <text:p text:style-name="P1">skipping: [9.37.141.147]</text:p>
      <text:p text:style-name="P1"/>
      <text:p text:style-name="P1">TASK [ansible_role_policy_windows_windows_components_policy : 18.9.26.3.1 (L1) Ensure 'Setup: Control Event Log behavior when the log file reaches its maximum size' is set to 'Disabled' (Scored)] 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3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3.1 (L1) Ensure 'Setup: Control Event Log behavior when the log file reaches its maximum size' is set to 'Disabled' (Scored)] ********</text:p>
      <text:p text:style-name="P1">skipping: [9.37.141.147]</text:p>
      <text:p text:style-name="P1"/>
      <text:p text:style-name="P1"><text:soft-page-break/>TASK [ansible_role_policy_windows_windows_components_policy : 18.9.26.3.2 (L1) Ensure 'Setup: Specify the maximum log file size (KB)' is set to 'Enabled: 32,768 or greater' (Scored)] 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3.2) is Compliant:'32768'. It matches the CIS value: '32768'"</text:p>
      <text:p text:style-name="P1"><text:s text:c="4"/>]</text:p>
      <text:p text:style-name="P1">}</text:p>
      <text:p text:style-name="P1"/>
      <text:p text:style-name="P1">TASK [ansible_role_policy_windows_windows_components_policy : 18.9.26.3.2 (L1) Ensure 'Setup: Specify the maximum log file size (KB)' is set to 'Enabled: 32,768 or greater' (Scored)] *********************</text:p>
      <text:p text:style-name="P1">skipping: [9.37.141.147]</text:p>
      <text:p text:style-name="P1"/>
      <text:p text:style-name="P1">TASK [ansible_role_policy_windows_windows_components_policy : 18.9.26.4.1 (L1) Ensure 'System: Control Event Log behavior when the log file reaches its maximum size' is set to 'Disabled' (Scored)] 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Retention setting (18.9.26.4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4.1 (L1) Ensure 'System: Control Event Log behavior when the log file reaches its maximum size' is set to 'Disabled' (Scored)] *******</text:p>
      <text:p text:style-name="P1">skipping: [9.37.141.147]</text:p>
      <text:p text:style-name="P1"/>
      <text:p text:style-name="P1">TASK [ansible_role_policy_windows_windows_components_policy : 18.9.26.4.2 (L1) Ensure 'System: Specify the maximum log file size (KB)' is set to 'Enabled: 32,768 or greater' (Scored)] 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4.2) is Compliant:'32768'. It matches the CIS value: '32768'"</text:p>
      <text:p text:style-name="P1"><text:s text:c="4"/>]</text:p>
      <text:p text:style-name="P1">}</text:p>
      <text:p text:style-name="P1"/>
      <text:p text:style-name="P1">TASK [ansible_role_policy_windows_windows_components_policy : 18.9.26.4.2 (L1) Ensure 'System: Specify the maximum log file size (KB)' is set to 'Enabled: 32,768 or greater' (Scored)] ********************</text:p>
      <text:p text:style-name="P1">skipping: [9.37.141.147]</text:p>
      <text:p text:style-name="P1"/>
      <text:p text:style-name="P1">TASK [ansible_role_policy_windows_windows_components_policy : 18.9.30.2 (L1) Ensure 'Configure Windows SmartScreen' is set to 'Enabled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SmartScreen setting (18.9.30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2 (L1) Ensure 'Configure Windows SmartScreen' is set to 'Enabled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30.3 (L1) Ensure 'Turn off Data Execution Prevention for Explorer' is set to 'Disabled' (Scored)] 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DataExecutionPrevention setting (18.9.30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3 (L1) Ensure 'Turn off Data Execution Prevention for Explorer' is set to 'Disabled' (Scored)] 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30.4 (L1) Ensure 'Turn off heap termination on corruption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HeapTerminationOnCorruption setting (18.9.30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4 (L1) Ensure 'Turn off heap termination on corruption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30.5 (L1) Ensure 'Turn off shell protocol protected mode' is set to 'Disabled' (Scored)] 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PreXPSP2ShellProtocolBehavior setting (18.9.30.5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5 (L1) Ensure 'Turn off shell protocol protected mode' is set to 'Disabled' (Scored)] ************************************************</text:p>
      <text:p text:style-name="P1">skipping: [9.37.141.147]</text:p>
      <text:p text:style-name="P1"/>
      <text:p text:style-name="P1">TASK [ansible_role_policy_windows_windows_components_policy : 18.9.37.2 (L2) Ensure 'Turn off location' is set to 'Enabled' (Scored)] *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Location setting (18.9.37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37.2 (L2) Ensure 'Turn off location' is set to 'Enabled' (Scored)] 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1 (L2) Ensure 'Allow Extensions' is set to 'Disabled' (Scored)] *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xtensionsEnabled setting (18.9.4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1 (L2) Ensure 'Allow Extensions' is set to 'Disabled' (Scored)] 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2 (L2) Ensure 'Allow InPrivate Browsing' is set to 'Disabled' (Scored)] 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InPrivate setting (18.9.41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2 (L2) Ensure 'Allow InPrivate Browsing' is set to 'Disabled' (Scored)] 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41.3 (L1) Ensure 'Configure cookies' is set to 'Enabled: Block only 3rd-party cookies' or higher (Scored)] 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Cookies setting (18.9.41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3 (L1) Ensure 'Configure cookies' is set to 'Enabled: Block only 3rd-party cookies' or higher (Scored)] ******************************</text:p>
      <text:p text:style-name="P1">skipping: [9.37.141.147]</text:p>
      <text:p text:style-name="P1"/>
      <text:p text:style-name="P1">TASK [ansible_role_policy_windows_windows_components_policy : 18.9.41.4 (L1) Ensure 'Configure Password Manager' is set to 'Disabled'] 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FormSuggest_Passwords setting (18.9.41.4) is Compliant:'no\r\n'. It matches the CIS value: 'no'"</text:p>
      <text:p text:style-name="P1"><text:s text:c="4"/>]</text:p>
      <text:p text:style-name="P1">}</text:p>
      <text:p text:style-name="P1"/>
      <text:p text:style-name="P1">TASK [ansible_role_policy_windows_windows_components_policy : 18.9.41.4 (L1) Ensure 'Configure Password Manager' is set to 'Disabled'] 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5 (L2) Ensure 'Configure Pop-up Blocker' is set to 'Enabled' (Scored)] 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Popups setting (18.9.41.5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5 (L2) Ensure 'Configure Pop-up Blocker' is set to 'Enabled' (Scored)] 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6 (L1) Ensure 'Configure search suggestions in Address bar' is set to 'Disabled' (Scored)] 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howSearchSuggestionsGlobal setting (18.9.41.6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6 (L1) Ensure 'Configure search suggestions in Address bar' is set to 'Disabled' (Scored)] *******************************************</text:p>
      <text:p text:style-name="P1">skipping: [9.37.141.147]</text:p>
      <text:p text:style-name="P1"/>
      <text:p text:style-name="P1">TASK [ansible_role_policy_windows_windows_components_policy : 18.9.41.7 (L1) Ensure 'Configure SmartScreen Filter' is set to 'Enabled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dV9 setting (18.9.41.7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7 (L1) Ensure 'Configure SmartScreen Filter' is set to 'Enabled' (Scored)] 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41.8 (L2) Ensure 'Prevent access to the about:flags page in Microsoft Edge' is set to 'Enabled' (Scored)] 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AccessToAboutFlagsInMicrosoftEdge setting (18.9.41.8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8 (L2) Ensure 'Prevent access to the about:flags page in Microsoft Edge' is set to 'Enabled' (Scored)] *******************************</text:p>
      <text:p text:style-name="P1">skipping: [9.37.141.147]</text:p>
      <text:p text:style-name="P1"/>
      <text:p text:style-name="P1">TASK [ansible_role_policy_windows_windows_components_policy : 18.9.41.9 (L2) Ensure 'Prevent bypassing SmartScreen prompts for files' is set to 'Enabled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PreventOverrideAppRepUnknown setting (18.9.41.9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9 (L2) Ensure 'Prevent bypassing SmartScreen prompts for files' is set to 'Enabled' (Scored)] ****************************************</text:p>
      <text:p text:style-name="P1">skipping: [9.37.141.147]</text:p>
      <text:p text:style-name="P1"/>
      <text:p text:style-name="P1">TASK [ansible_role_policy_windows_windows_components_policy : 18.9.41.10 (L2) Ensure 'Prevent bypassing SmartScreen prompts for sites' is set to 'Enabled' (Scored)] 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Override setting (18.9.41.10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10 (L2) Ensure 'Prevent bypassing SmartScreen prompts for sites' is set to 'Enabled' (Scored)] ***************************************</text:p>
      <text:p text:style-name="P1">skipping: [9.37.141.147]</text:p>
      <text:p text:style-name="P1"/>
      <text:p text:style-name="P1">TASK [ansible_role_policy_windows_windows_components_policy : 18.9.41.11 (L2) Ensure 'Prevent using Localhost IP address for WebRTC' is set to 'En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HideLocalHostIP setting (18.9.41.1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11 (L2) Ensure 'Prevent using Localhost IP address for WebRTC' is set to 'Enabled' (Scored)] *****************************************</text:p>
      <text:p text:style-name="P1">skipping: [9.37.141.147]</text:p>
      <text:p text:style-name="P1"/>
      <text:p text:style-name="P1">TASK [ansible_role_policy_windows_windows_components_policy : 18.9.47.1 (L1) Ensure 'Prevent the usage of OneDrive for file storage' is set to 'En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FileSyncNGSC setting (18.9.47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7.1 (L1) Ensure 'Prevent the usage of OneDrive for file storage' is set to 'Enabled' (Scored)] 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52.2.2 (L1) Ensure 'Do not allow passwords to be saved' is set to 'Enabled' (Scored)] 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PasswordSaving setting (18.9.52.2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2.2 (L1) Ensure 'Do not allow passwords to be saved' is set to 'Enabled' (Scored)] ***************************************************</text:p>
      <text:p text:style-name="P1">skipping: [9.37.141.147]</text:p>
      <text:p text:style-name="P1"/>
      <text:p text:style-name="P1">TASK [ansible_role_policy_windows_windows_components_policy : 18.9.52.3.2.1 (L2) Ensure 'Restrict Remote Desktop Services users to a single Remote Desktop Services session' is set to 'Enabled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fSingleSessionPerUser setting (18.9.52.3.2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2.1 (L2) Ensure 'Restrict Remote Desktop Services users to a single Remote Desktop Services session' is set to 'Enabled' (Scored)] ***</text:p>
      <text:p text:style-name="P1">skipping: [9.37.141.147]</text:p>
      <text:p text:style-name="P1"/>
      <text:p text:style-name="P1">TASK [ansible_role_policy_windows_windows_components_policy : 18.9.52.3.3.1 (L2) Ensure 'Do not allow COM port redirection' is set to 'Enabled' (Scored)] 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Ccm setting (18.9.52.3.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1 (L2) Ensure 'Do not allow COM port redirection' is set to 'Enabled' (Scored)] **************************************************</text:p>
      <text:p text:style-name="P1">skipping: [9.37.141.147]</text:p>
      <text:p text:style-name="P1"/>
      <text:p text:style-name="P1">TASK [ansible_role_policy_windows_windows_components_policy : 18.9.52.3.3.2 (L1) Ensure 'Do not allow drive redirection' is set to 'Enabled' (Scored)] 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Cdm setting (18.9.52.3.3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2 (L1) Ensure 'Do not allow drive redirection' is set to 'Enabled' (Scored)] *****************************************************</text:p>
      <text:p text:style-name="P1">skipping: [9.37.141.147]</text:p>
      <text:p text:style-name="P1"/>
      <text:p text:style-name="P1">TASK [ansible_role_policy_windows_windows_components_policy : 18.9.52.3.3.3 (L2) Ensure 'Do not allow LPT port redirection' is set to 'Enabled' (Scored)] 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LPT setting (18.9.52.3.3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3 (L2) Ensure 'Do not allow LPT port redirection' is set to 'Enabled' (Scored)] 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52.3.3.4 (L2) Ensure 'Do not allow supported Plug and Play device redirection' is set to 'Enabled' (Scored)] 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PNPRedir setting (18.9.52.3.3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4 (L2) Ensure 'Do not allow supported Plug and Play device redirection' is set to 'Enabled' (Scored)] ****************************</text:p>
      <text:p text:style-name="P1">skipping: [9.37.141.147]</text:p>
      <text:p text:style-name="P1"/>
      <text:p text:style-name="P1">TASK [ansible_role_policy_windows_windows_components_policy : 18.9.52.3.9.1 (L1) Ensure 'Always prompt for password upon connection' is set to 'En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fPromptForPassword setting (18.9.52.3.9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9.1 (L1) Ensure 'Always prompt for password upon connection' is set to 'Enabled' (Scored)] *****************************************</text:p>
      <text:p text:style-name="P1">skipping: [9.37.141.147]</text:p>
      <text:p text:style-name="P1"/>
      <text:p text:style-name="P1">TASK [ansible_role_policy_windows_windows_components_policy : 18.9.52.3.9.2 (L1) Ensure 'Require secure RPC communication' is set to 'Enabled' (Scored)] 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EncryptRPCTraffic setting (18.9.52.3.9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9.2 (L1) Ensure 'Require secure RPC communication' is set to 'Enabled' (Scored)] ***************************************************</text:p>
      <text:p text:style-name="P1">skipping: [9.37.141.147]</text:p>
      <text:p text:style-name="P1"/>
      <text:p text:style-name="P1">TASK [ansible_role_policy_windows_windows_components_policy : 18.9.52.3.9.3 (L1) Ensure 'Set client connection encryption level' is set to 'Enabled: High Level' (Scored)] 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inEncryptionLevel setting (18.9.52.3.9.3) is Compliant:'3'. It matches the CIS value: '3'"</text:p>
      <text:p text:style-name="P1"><text:s text:c="4"/>]</text:p>
      <text:p text:style-name="P1">}</text:p>
      <text:p text:style-name="P1"/>
      <text:p text:style-name="P1">TASK [ansible_role_policy_windows_windows_components_policy : 18.9.52.3.9.3 (L1) Ensure 'Set client connection encryption level' is set to 'Enabled: High Level' (Scored)] *********************************</text:p>
      <text:p text:style-name="P1">skipping: [9.37.141.147]</text:p>
      <text:p text:style-name="P1"/>
      <text:p text:style-name="P1">TASK [ansible_role_policy_windows_windows_components_policy : 18.9.52.3.10.1 (L2) Ensure 'Set time limit for active but idle Remote Desktop Services sessions' is set to 'Enabled: 15 minutes or less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IdleTime setting (18.9.52.3.10.1) is Compliant:'900000'. It matches the CIS value or is lower but not equal to zero: '900000'"</text:p>
      <text:p text:style-name="P1"><text:s text:c="4"/>]</text:p>
      <text:p text:style-name="P1">}</text:p>
      <text:p text:style-name="P1"/>
      <text:p text:style-name="P1">TASK [ansible_role_policy_windows_windows_components_policy : 18.9.52.3.10.1 (L2) Ensure 'Set time limit for active but idle Remote Desktop Services sessions' is set to 'Enabled: 15 minutes or less' (Scored)] ***</text:p>
      <text:p text:style-name="P1">skipping: [9.37.141.147]</text:p>
      <text:p text:style-name="P1"/>
      <text:p text:style-name="P1"><text:soft-page-break/>TASK [ansible_role_policy_windows_windows_components_policy : 18.9.52.3.10.2 (L2) Ensure 'Set time limit for disconnected sessions' is set to 'Enabled: 1 minute' (Scored)] 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DisconnectionTime setting (18.9.52.3.10.2) is Compliant:'60000'. It matches the CIS value: '60000'"</text:p>
      <text:p text:style-name="P1"><text:s text:c="4"/>]</text:p>
      <text:p text:style-name="P1">}</text:p>
      <text:p text:style-name="P1"/>
      <text:p text:style-name="P1">TASK [ansible_role_policy_windows_windows_components_policy : 18.9.52.3.10.2 (L2) Ensure 'Set time limit for disconnected sessions' is set to 'Enabled: 1 minute' (Scored)] ********************************</text:p>
      <text:p text:style-name="P1">skipping: [9.37.141.147]</text:p>
      <text:p text:style-name="P1"/>
      <text:p text:style-name="P1">TASK [ansible_role_policy_windows_windows_components_policy : 18.9.52.3.11.1 (L1) Ensure 'Do not delete temp folders upon exit' is set to 'Disabled' (Scored)] 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DeleteTempDirsOnExit setting (18.9.52.3.1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11.1 (L1) Ensure 'Do not delete temp folders upon exit' is set to 'Disabled' (Scored)] *********************************************</text:p>
      <text:p text:style-name="P1">skipping: [9.37.141.147]</text:p>
      <text:p text:style-name="P1"/>
      <text:p text:style-name="P1">TASK [ansible_role_policy_windows_windows_components_policy : 18.9.52.3.11.2 (L1) Ensure 'Do not use temporary folders per session' is set to 'Dis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erSessionTempDir setting (18.9.52.3.11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11.2 (L1) Ensure 'Do not use temporary folders per session' is set to 'Disabled' (Scored)] *****************************************</text:p>
      <text:p text:style-name="P1">skipping: [9.37.141.147]</text:p>
      <text:p text:style-name="P1"/>
      <text:p text:style-name="P1">TASK [ansible_role_policy_windows_windows_components_policy : 18.9.53.1 (L1) Ensure 'Prevent downloading of enclosures' is set to 'Enabled' (Scored)] 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EnclosureDownload setting (18.9.5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3.1 (L1) Ensure 'Prevent downloading of enclosures' is set to 'Enabled' (Scored)] ******************************************************</text:p>
      <text:p text:style-name="P1">skipping: [9.37.141.147]</text:p>
      <text:p text:style-name="P1"/>
      <text:p text:style-name="P1">TASK [ansible_role_policy_windows_windows_components_policy : 18.9.54.2 (L1) Ensure 'Allow Cortana' is set to 'Disabled' (Scored)] ****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Cortana setting (18.9.54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2 (L1) Ensure 'Allow Cortana' is set to 'Disabled' (Scored)] 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18.9.54.3 (L1) Ensure 'Allow Cortana above lock screen' is set to 'Disabled' (Scored)] 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CortanaAboveLock setting (18.9.54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3 (L1) Ensure 'Allow Cortana above lock screen' is set to 'Disabled' (Scored)] *******************************************************</text:p>
      <text:p text:style-name="P1">skipping: [9.37.141.147]</text:p>
      <text:p text:style-name="P1"/>
      <text:p text:style-name="P1">TASK [ansible_role_policy_windows_windows_components_policy : 18.9.54.4 (L1) Ensure 'Allow indexing of encrypted files' is set to 'Disabled' (Scored)] 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AllowIndexingEncryptedStoresOrItems setting (18.9.54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4 (L1) Ensure 'Allow indexing of encrypted files' is set to 'Disabled' (Scored)] *****************************************************</text:p>
      <text:p text:style-name="P1">skipping: [9.37.141.147]</text:p>
      <text:p text:style-name="P1"/>
      <text:p text:style-name="P1">TASK [ansible_role_policy_windows_windows_components_policy : 18.9.54.5 (L1) Ensure 'Allow search and Cortana to use location' is set to 'Dis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SearchToUseLocation setting (18.9.54.5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5 (L1) Ensure 'Allow search and Cortana to use location' is set to 'Dis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59.1 (L2) Ensure 'Turn off KMS Client Online AVS Validation' is set to 'En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<text:soft-page-break/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GenTicket setting (18.9.59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9.1 (L2) Ensure 'Turn off KMS Client Online AVS Validation' is set to 'En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61.1 (L2) Ensure 'Disable all apps from Windows Store' is set to 'Enabled' (Scored)] 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StoreApps setting (18.9.6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61.1 (L2) Ensure 'Disable all apps from Windows Store' is set to 'Enabled' (Scored)] 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18.9.61.2 (L1) Ensure 'Turn off Automatic Download and Install of updates' is set to 'Disabled' (Scored)] 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utoDownload setting (18.9.61.2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61.2 (L1) Ensure 'Turn off Automatic Download and Install of updates' is set to 'Disabled' (Scored)] ************************************</text:p>
      <text:p text:style-name="P1">skipping: [9.37.141.147]</text:p>
      <text:p text:style-name="P1"/>
      <text:p text:style-name="P1">TASK [ansible_role_policy_windows_windows_components_policy : 18.9.61.3 (L1) Ensure 'Turn off the offer to update to the latest version of Windows' is set to 'Enabled' (Scored)] 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DisableOSUpgrade setting (18.9.61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1.3 (L1) Ensure 'Turn off the offer to update to the latest version of Windows' is set to 'Enabled' (Scored)] **************************</text:p>
      <text:p text:style-name="P1">skipping: [9.37.141.147]</text:p>
      <text:p text:style-name="P1"/>
      <text:p text:style-name="P1">TASK [ansible_role_policy_windows_windows_components_policy : 18.9.61.4 (L2) Ensure 'Turn off the Store application' is set to 'Enabled' (Scored)] 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moveWindowsStore setting (18.9.61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1.4 (L2) Ensure 'Turn off the Store application' is set to 'Enabled' (Scored)] *********************************************************</text:p>
      <text:p text:style-name="P1">skipping: [9.37.141.147]</text:p>
      <text:p text:style-name="P1"/>
      <text:p text:style-name="P1">TASK [ansible_role_policy_windows_windows_components_policy : 18.9.69.3.1 (L2) Ensure 'Join Microsoft MAPS' is set to 'Disabled' (Scored)] 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pyNetReporting setting (18.9.69.3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69.3.1 (L2) Ensure 'Join Microsoft MAPS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69.8.1 (L2) Ensure 'Configure Watson events' is set to 'Disabled' (Scored)] 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GenericReports setting (18.9.69.8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9.8.1 (L2) Ensure 'Configure Watson events' is set to 'Disabled' (Scored)] 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73.1 (L2) Ensure 'Allow suggested apps in Windows Ink Workspace' is set to 'Dis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SuggestedAppsInWindowsInkWorkspace setting (18.9.73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3.1 (L2) Ensure 'Allow suggested apps in Windows Ink Workspace' is set to 'Disabled' (Scored)] *****************************************</text:p>
      <text:p text:style-name="P1">skipping: [9.37.141.147]</text:p>
      <text:p text:style-name="P1"/>
      <text:p text:style-name="P1">TASK [ansible_role_policy_windows_windows_components_policy : 18.9.73.2 (L1) Ensure 'Allow Windows Ink Workspace' is set to 'Enabled: On, but disallow access above lock' OR 'Disabled' but not 'Enabled: On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AllowWindowsInkWorkspace setting (18.9.73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73.2 (L1) Ensure 'Allow Windows Ink Workspace' is set to 'Enabled: On, but disallow access above lock' OR 'Disabled' but not 'Enabled: On' (Scored)] ***</text:p>
      <text:p text:style-name="P1">skipping: [9.37.141.147]</text:p>
      <text:p text:style-name="P1"/>
      <text:p text:style-name="P1">TASK [ansible_role_policy_windows_windows_components_policy : 18.9.74.1 (L1) Ensure 'Allow user control over installs' is set to 'Disabled' (Scored)] 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UserControl setting (18.9.74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4.1 (L1) Ensure 'Allow user control over installs' is set to 'Disabled' (Scored)] ******************************************************</text:p>
      <text:p text:style-name="P1">skipping: [9.37.141.147]</text:p>
      <text:p text:style-name="P1"/>
      <text:p text:style-name="P1">TASK [ansible_role_policy_windows_windows_components_policy : 18.9.74.2 (L1) Ensure 'Always install with elevated privileges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waysInstallElevated setting (18.9.74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4.2 (L1) Ensure 'Always install with elevated privileges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74.3 (L2) Ensure 'Prevent Internet Explorer security prompt for Windows Installer scripts' is set to 'Disabled' (Scored)] 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afeForScripting setting (18.9.74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4.3 (L2) Ensure 'Prevent Internet Explorer security prompt for Windows Installer scripts' is set to 'Disabled' (Scored)] ***************</text:p>
      <text:p text:style-name="P1">skipping: [9.37.141.147]</text:p>
      <text:p text:style-name="P1"/>
      <text:p text:style-name="P1"><text:soft-page-break/>TASK [ansible_role_policy_windows_windows_components_policy : 18.9.75.1 (L1) Ensure 'Sign-in last interactive user automatically after a system-initiated restart' is set to 'Disabled' (Scored)] 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AutomaticRestartSignOn setting (18.9.75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75.1 (L1) Ensure 'Sign-in last interactive user automatically after a system-initiated restart' is set to 'Disabled' (Scored)] **********</text:p>
      <text:p text:style-name="P1">skipping: [9.37.141.147]</text:p>
      <text:p text:style-name="P1"/>
      <text:p text:style-name="P1">TASK [ansible_role_policy_windows_windows_components_policy : 18.9.84.1 (L1) Ensure 'Turn on PowerShell Script Block Logging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EnableScriptBlockLogging setting (18.9.84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4.1 (L1) Ensure 'Turn on PowerShell Script Block Logging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84.2 (L1) Ensure 'Turn on PowerShell Transcription' is set to 'Disabled' (Scored)] 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Transcripting setting (18.9.84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4.2 (L1) Ensure 'Turn on PowerShell Transcription' is set to 'Disabled' (Scored)] ******************************************************</text:p>
      <text:p text:style-name="P1">skipping: [9.37.141.147]</text:p>
      <text:p text:style-name="P1"/>
      <text:p text:style-name="P1">TASK [ansible_role_policy_windows_windows_components_policy : 18.9.86.1.1 (L1) Ensure 'Allow Basic authentication' is set to 'Disabled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Basic setting (18.9.86.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1.1 (L1) Ensure 'Allow Basic authentication' is set to 'Disabled' (Scored] ***********************************************************</text:p>
      <text:p text:style-name="P1">skipping: [9.37.141.147]</text:p>
      <text:p text:style-name="P1"/>
      <text:p text:style-name="P1">TASK [ansible_role_policy_windows_windows_components_policy : 18.9.86.1.2 (L1) Ensure 'Allow unencrypted traffic' is set to 'Disabled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UnencryptedTraffic setting (18.9.86.1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1.2 (L1) Ensure 'Allow unencrypted traffic' is set to 'Disabled' (Scored)] 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86.1.3 (L1) Ensure 'Disallow Digest authentication' is set to 'Enabled' (Scored)] 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Digest setting (18.9.86.1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1.3 (L1) Ensure 'Disallow Digest authentication' is set to 'Enabled' (Scored)] *******************************************************</text:p>
      <text:p text:style-name="P1">skipping: [9.37.141.147]</text:p>
      <text:p text:style-name="P1"/>
      <text:p text:style-name="P1">TASK [ansible_role_policy_windows_windows_components_policy : 18.9.86.2.1 (L1) Ensure 'Allow Basic authentication' is set to 'Disabled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AllowBasic setting (18.9.86.2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2.1 (L1) Ensure 'Allow Basic authentication' is set to 'Disabled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86.2.2 (L2) Ensure 'Allow remote server management through WinRM' is set to 'Disabled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AutoConfig setting (18.9.86.2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6.2.1 (L1) Ensure 'Allow Basic authentication' is set to 'Disabled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86.2.3 (L1) Ensure 'Allow unencrypted traffic' is set to 'Disabled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UnencryptedTraffic setting (18.9.86.2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2.3 (L1) Ensure 'Allow unencrypted traffic' is set to 'Disabled' (Scored)] ***********************************************************</text:p>
      <text:p text:style-name="P1">skipping: [9.37.141.147]</text:p>
      <text:p text:style-name="P1"/>
      <text:p text:style-name="P1">TASK [ansible_role_policy_windows_windows_components_policy : 18.9.86.2.4 (L1) Ensure 'Disallow WinRM from storing RunAs credentials' is set to 'Enabled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RunAs setting (18.9.86.2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6.2.4 (L1) Ensure 'Disallow WinRM from storing RunAs credentials' is set to 'Enabled' (Scored)] ****************************************</text:p>
      <text:p text:style-name="P1">skipping: [9.37.141.147]</text:p>
      <text:p text:style-name="P1"/>
      <text:p text:style-name="P1"><text:soft-page-break/>TASK [ansible_role_policy_windows_windows_components_policy : 18.9.87.1 (L2) Ensure 'Allow Remote Shell Access' is set to 'Disabled' (Scored)] 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RemoteShellAccess setting (18.9.87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7.1 (L2) Ensure 'Allow Remote Shell Access' is set to 'Disabled' (Scored)] *************************************************************</text:p>
      <text:p text:style-name="P1">skipping: [9.37.141.147]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DeferFeatureUpdates setting (18.9.90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BranchReadinessLevel setting (18.9.90.1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FeatureUpdatesPeriodInDays setting (18.9.90.1.1) is Compliant:'180'. It matches the CIS value: '180'"</text:p>
      <text:p text:style-name="P1"><text:s text:c="4"/>]</text:p>
      <text:p text:style-name="P1">}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QualityUpdates setting (18.9.90.1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skipping: [9.37.141.147]</text:p>
      <text:p text:style-name="P1"/>
      <text:p text:style-name="P1"><text:soft-page-break/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QualityUpdatesPeriodInDays setting (18.9.90.1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2 (L1) Ensure 'Configure Automatic Updates' is set to 'Enabled' (Scored] 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oft-page-break/><text:s text:c="4"/>"msg": [</text:p>
      <text:p text:style-name="P1"><text:s text:c="8"/>"The NoAutoUpdate setting (18.9.90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90.2 (L1) Ensure 'Configure Automatic Updates' is set to 'Enabled' (Scored] *************************************************************</text:p>
      <text:p text:style-name="P1">skipping: [9.37.141.147]</text:p>
      <text:p text:style-name="P1"/>
      <text:p text:style-name="P1">TASK [ansible_role_policy_windows_windows_components_policy : 18.9.90.3 (L1) Ensure 'Configure Automatic Updates: Scheduled install day' is set to '0 - Every day' (Scored)] 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heduledInstallDay setting (18.9.90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90.3 (L1) Ensure 'Configure Automatic Updates: Scheduled install day' is set to '0 - Every day' (Scored)] *******************************</text:p>
      <text:p text:style-name="P1">skipping: [9.37.141.147]</text:p>
      <text:p text:style-name="P1"/>
      <text:p text:style-name="P1">TASK [ansible_role_policy_windows_windows_components_policy : 18.9.90.4 (L1) Ensure 'No auto-restart with logged on users for scheduled automatic updates installations' is set to 'Disabled' (Scored)] 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RebootWithLoggedOnUsers setting (18.9.90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90.4 (L1) Ensure 'No auto-restart with logged on users for scheduled automatic updates installations' is set to 'Disabled' (Scored)] ****</text:p>
      <text:p text:style-name="P1">skipping: [9.37.141.147]</text:p>
      <text:p text:style-name="P1"/>
      <text:p text:style-name="P1">TASK [ansible_role_policy_windows_windows_components_policy : 19.7.4.1 (L1) Ensure 'Do not preserve zone information in file attachments' is set to 'Disabled' (Scored)] 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aveZoneInformation setting (19.7.4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9.7.4.1 (L1) Ensure 'Do not preserve zone information in file attachments' is set to 'Disabled' (Scored)] ***********************************</text:p>
      <text:p text:style-name="P1">skipping: [9.37.141.147]</text:p>
      <text:p text:style-name="P1"/>
      <text:p text:style-name="P1"><text:soft-page-break/>TASK [ansible_role_policy_windows_windows_components_policy : 19.7.4.2 (L1) Ensure 'Notify antivirus programs when opening attachments' is set to 'Enabled' (Scored)] 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anWithAntiVirus setting (19.7.4.2) is Compliant:'3'. It matches the CIS value: '3'"</text:p>
      <text:p text:style-name="P1"><text:s text:c="4"/>]</text:p>
      <text:p text:style-name="P1">}</text:p>
      <text:p text:style-name="P1"/>
      <text:p text:style-name="P1">TASK [ansible_role_policy_windows_windows_components_policy : 19.7.4.2 (L1) Ensure 'Notify antivirus programs when opening attachments' is set to 'Enabled' (Scored)] **************************************</text:p>
      <text:p text:style-name="P1">skipping: [9.37.141.147]</text:p>
      <text:p text:style-name="P1"/>
      <text:p text:style-name="P1">TASK [ansible_role_policy_windows_windows_components_policy : 19.7.7.1 (L2) Ensure 'Configure Windows spotlight on Lock Screen' is set to Dis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ConfigureWindowsSpotlight setting (19.7.7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9.7.7.1 (L2) Ensure 'Configure Windows spotlight on Lock Screen' is set to Disabled' (Scored)] **********************************************</text:p>
      <text:p text:style-name="P1">skipping: [9.37.141.147]</text:p>
      <text:p text:style-name="P1"/>
      <text:p text:style-name="P1">TASK [ansible_role_policy_windows_windows_components_policy : 19.7.7.2 (L1) Ensure 'Do not suggest third-party content in Windows spotlight' is set to 'Enabled' (Scored)] 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ThirdPartySuggestions setting (19.7.7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7.2 (L1) Ensure 'Do not suggest third-party content in Windows spotlight' is set to 'Enabled' (Scored)] *********************************</text:p>
      <text:p text:style-name="P1">skipping: [9.37.141.147]</text:p>
      <text:p text:style-name="P1"/>
      <text:p text:style-name="P1">TASK [ansible_role_policy_windows_windows_components_policy : 19.7.7.3 (L2) Ensure 'Turn off all Windows spotlight features' is set to 'Enabled' (Scored)] 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indowsSpotlightFeatures setting (19.7.7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7.3 (L2) Ensure 'Turn off all Windows spotlight features' is set to 'Enabled' (Scored)] *************************************************</text:p>
      <text:p text:style-name="P1">skipping: [9.37.141.147]</text:p>
      <text:p text:style-name="P1"/>
      <text:p text:style-name="P1">TASK [ansible_role_policy_windows_windows_components_policy : 19.7.26.1 (L1) Ensure 'Prevent users from sharing files within their profile.' is set to 'Enabled' (Scored)] 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InPlaceSharing setting (19.7.26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26.1 (L1) Ensure 'Prevent users from sharing files within their profile.' is set to 'Enabled' (Scored)] *********************************</text:p>
      <text:p text:style-name="P1">skipping: [9.37.141.147]</text:p>
      <text:p text:style-name="P1"/>
      <text:p text:style-name="P1"><text:soft-page-break/>TASK [ansible_role_policy_windows_windows_components_policy : 19.7.39.1 (L1) Ensure 'Always install with elevated privileges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waysInstallElevated setting (19.7.39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9.7.39.1 (L1) Ensure 'Always install with elevated privileges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9.7.43.2.1 (L2) Ensure 'Prevent Codec Download' is set to 'Enabled' (Scored)] 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oft-page-break/><text:s text:c="8"/>"The PreventCodecDownload setting (19.7.43.2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43.2.1 (L2) Ensure 'Prevent Codec Download' is set to 'Enabled' (Scored)] *****************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340 <text:s/>changed=113 <text:s/>unreachable=0 <text:s text:c="3"/>failed=0 <text:s text:c="3"/>skipped=226 <text:s/>rescued=0 <text:s text:c="3"/>ignored=0 <text:s text:c="2"/></text:p>
      <text:p text:style-name="P1"/>
      <text:p text:style-name="P1">[root@oc2685343477 ansible]# </text:p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18.9.4.1 (L2) Ensure 'Allow a Windows app to share application data between users' is set to 'Disabled' (Scored)] 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SharedLocalAppData setting (18.9.4.1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4.1 (L2) Ensure 'Allow a Windows app to share application data between users' is set to 'Disabled' (Scored)] 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AccountInfo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alendar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allHistory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amera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Contacts setting (18.9.5.1) is Compliant:'2'. It matches the CIS value: '2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Email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Location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Messaging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Microphone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Motion setting (18.9.5.1) is Compliant:'2'. It matches the CIS value: '2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Radio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TrustedDevice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SyncWithDevices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Phone setting (18.9.5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5.1 (L2) Ensure 'Let Windows apps *' is set to 'Enabled: Force Deny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etAppsAccessNotifications setting (18.9.5.1) is Compliant:'2'. It matches the CIS value: '2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5.1 (L2) Ensure 'Let Windows apps *' is set to 'Enabled: Force Deny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6.1 (L1) Ensure 'Allow Microsoft accounts to be optional' is set to 'Enabled' (Scored)] 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SAOptional setting (18.9.6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.1 (L1) Ensure 'Allow Microsoft accounts to be optional' is set to 'Enabled' (Scored)] *************************************************</text:p>
      <text:p text:style-name="P1">skipping: [9.37.141.147]</text:p>
      <text:p text:style-name="P1"/>
      <text:p text:style-name="P1">TASK [ansible_role_policy_windows_windows_components_policy : 18.9.6.2 (L2) Ensure 'Block launching Windows Store apps with Windows Runtime API access from hosted content.' is set to 'Enabled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BlockHostedAppAccessWinRT setting (18.9.6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.2 (L2) Ensure 'Block launching Windows Store apps with Windows Runtime API access from hosted content.' is set to 'Enabled' (Scored)] ***</text:p>
      <text:p text:style-name="P1">skipping: [9.37.141.147]</text:p>
      <text:p text:style-name="P1"/>
      <text:p text:style-name="P1">TASK [ansible_role_policy_windows_windows_components_policy : 18.9.8.1 (L1) Ensure 'Disallow Autoplay for non-volume devices' is set to 'Enabled' (Scored)] 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playfornonVolume setting (18.9.8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.1 (L1) Ensure 'Disallow Autoplay for non-volume devices' is set to 'Enabled' (Scored)] ************************************************</text:p>
      <text:p text:style-name="P1">skipping: [9.37.141.147]</text:p>
      <text:p text:style-name="P1"/>
      <text:p text:style-name="P1">TASK [ansible_role_policy_windows_windows_components_policy : 18.9.8.2 (L1) Ensure 'Set the default behavior for AutoRun' is set to 'Enabled: Do not execute any autorun commands' (Scored)] 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run setting (18.9.8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.2 (L1) Ensure 'Set the default behavior for AutoRun' is set to 'Enabled: Do not execute any autorun commands' (Scored)] ***************</text:p>
      <text:p text:style-name="P1">skipping: [9.37.141.147]</text:p>
      <text:p text:style-name="P1"/>
      <text:p text:style-name="P1">TASK [ansible_role_policy_windows_windows_components_policy : 18.9.8.3 (L1) Ensure 'Turn off Autoplay' is set to 'Enabled: All drives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DriveTypeAutoRun setting (18.9.8.3) is Compliant:'255'. It matches the CIS value: '255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8.3 (L1) Ensure 'Turn off Autoplay' is set to 'Enabled: All drives' (Scored)] ***********************************************************</text:p>
      <text:p text:style-name="P1">skipping: [9.37.141.147]</text:p>
      <text:p text:style-name="P1"/>
      <text:p text:style-name="P1">TASK [ansible_role_policy_windows_windows_components_policy : 18.9.10.1.1 (L1) Ensure 'Use enhanced anti-spoofing when available' is set to 'Enabled' (Scored)] 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hancedAntiSpoofing setting (18.9.10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0.1.1 (L1) Ensure 'Use enhanced anti-spoofing when available' is set to 'Enabled' (Scored)] ********************************************</text:p>
      <text:p text:style-name="P1">skipping: [9.37.141.147]</text:p>
      <text:p text:style-name="P1"/>
      <text:p text:style-name="P1">TASK [ansible_role_policy_windows_windows_components_policy : 18.9.12.1 (L2) Ensure 'Allow Use of Camera' is set to 'Disabled' (Scored)] 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Camera setting (18.9.12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2.1 (L2) Ensure 'Allow Use of Camera' is set to 'Disabled' (Scored)] 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13.1 (L1) Ensure 'Turn off Microsoft consumer experiences' is set to 'Enabled' (Scored)] 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indowsConsumerFeatures setting (18.9.1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3.1 (L1) Ensure 'Turn off Microsoft consumer experiences' is set to 'Enabled' (Scored)] ************************************************</text:p>
      <text:p text:style-name="P1">skipping: [9.37.141.147]</text:p>
      <text:p text:style-name="P1"/>
      <text:p text:style-name="P1">TASK [ansible_role_policy_windows_windows_components_policy : 18.9.14.1 (L1) Ensure 'Require pin for pairing' is set to 'Enabled' (Scored)] ******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quirePinForPairing setting (18.9.14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4.1 (L1) Ensure 'Require pin for pairing' is set to 'Enabled' (Scored)] 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15.1 (L1) Ensure 'Do not display the password reveal button' is set to 'En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PasswordReveal setting (18.9.15.1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15.1 (L1) Ensure 'Do not display the password reveal button' is set to 'En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15.2 (L1) Ensure 'Enumerate administrator accounts on elevation' is set to 'Dis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umerateAdministrators setting (18.9.15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5.2 (L1) Ensure 'Enumerate administrator accounts on elevation' is set to 'Disabled' (Scored)] *****************************************</text:p>
      <text:p text:style-name="P1">skipping: [9.37.141.147]</text:p>
      <text:p text:style-name="P1"/>
      <text:p text:style-name="P1">TASK [ansible_role_policy_windows_windows_components_policy : 18.9.16.1 (L1) Ensure 'Allow Telemetry' is set to 'Enabled: 0 - Security [Enterprise Only]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Telemetry setting (18.9.16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6.1 (L1) Ensure 'Allow Telemetry' is set to 'Enabled: 0 - Security [Enterprise Only]' (Scored)] ****************************************</text:p>
      <text:p text:style-name="P1">skipping: [9.37.141.147]</text:p>
      <text:p text:style-name="P1"/>
      <text:p text:style-name="P1">TASK [ansible_role_policy_windows_windows_components_policy : 18.9.16.2 (L1) Ensure 'Disable pre-release features or settings' is set to 'Dis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ConfigFlighting setting (18.9.16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16.2 (L1) Ensure 'Disable pre-release features or settings' is set to 'Dis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16.3 (L1) Ensure 'Do not show feedback notifications' is set to 'Enabled' (Scored)] 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oNotShowFeedbackNotifications setting (18.9.16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16.3 (L1) Ensure 'Do not show feedback notifications' is set to 'Enabled' (Scored)] *****************************************************</text:p>
      <text:p text:style-name="P1">skipping: [9.37.141.147]</text:p>
      <text:p text:style-name="P1"/>
      <text:p text:style-name="P1">TASK [ansible_role_policy_windows_windows_components_policy : 18.9.16.4 (L1) Ensure 'Toggle user control over Insider builds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BuildPreview setting (18.9.16.4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16.4 (L1) Ensure 'Toggle user control over Insider builds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26.1.1 (L1) Ensure 'Application: Control Event Log behavior when the log file reaches its maximum size' is set to 'Disabled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1.1 (L1) Ensure 'Application: Control Event Log behavior when the log file reaches its maximum size' is set to 'Disabled' (Scored)] ***</text:p>
      <text:p text:style-name="P1">skipping: [9.37.141.147]</text:p>
      <text:p text:style-name="P1"/>
      <text:p text:style-name="P1">TASK [ansible_role_policy_windows_windows_components_policy : 18.9.26.1.2 (L1) Ensure 'Application: Specify the maximum log file size (KB)' is set to 'Enabled: 32,768 or greater' (Scored)] 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1.2) is Compliant:'32768'. It matches the CIS value: '32768'"</text:p>
      <text:p text:style-name="P1"><text:s text:c="4"/>]</text:p>
      <text:p text:style-name="P1">}</text:p>
      <text:p text:style-name="P1"/>
      <text:p text:style-name="P1">TASK [ansible_role_policy_windows_windows_components_policy : 18.9.26.1.2 (L1) Ensure 'Application: Specify the maximum log file size (KB)' is set to 'Enabled: 32,768 or greater' (Scored)] ***************</text:p>
      <text:p text:style-name="P1">skipping: [9.37.141.147]</text:p>
      <text:p text:style-name="P1"/>
      <text:p text:style-name="P1">TASK [ansible_role_policy_windows_windows_components_policy : 18.9.26.2.1 (L1) Ensure 'Security: Control Event Log behavior when the log file reaches its maximum size' is set to 'Disabled' (Scored)] 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2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2.1 (L1) Ensure 'Security: Control Event Log behavior when the log file reaches its maximum size' is set to 'Disabled' (Scored)] *****</text:p>
      <text:p text:style-name="P1">skipping: [9.37.141.147]</text:p>
      <text:p text:style-name="P1"/>
      <text:p text:style-name="P1">TASK [ansible_role_policy_windows_windows_components_policy : 18.9.26.2.2 (L1) Ensure 'Security: Specify the maximum log file size (KB)' is set to 'Enabled: 196,608 or greater' (Scored)] 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2.2) is Compliant:'196608'. It matches the CIS value: '196608'"</text:p>
      <text:p text:style-name="P1"><text:s text:c="4"/>]</text:p>
      <text:p text:style-name="P1">}</text:p>
      <text:p text:style-name="P1"/>
      <text:p text:style-name="P1">TASK [ansible_role_policy_windows_windows_components_policy : 18.9.26.2.2 (L1) Ensure 'Security: Specify the maximum log file size (KB)' is set to 'Enabled: 196,608 or greater' (Scored)] *****************</text:p>
      <text:p text:style-name="P1">skipping: [9.37.141.147]</text:p>
      <text:p text:style-name="P1"/>
      <text:p text:style-name="P1">TASK [ansible_role_policy_windows_windows_components_policy : 18.9.26.3.1 (L1) Ensure 'Setup: Control Event Log behavior when the log file reaches its maximum size' is set to 'Disabled' (Scored)] 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3.1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26.3.1 (L1) Ensure 'Setup: Control Event Log behavior when the log file reaches its maximum size' is set to 'Disabled' (Scored)] ********</text:p>
      <text:p text:style-name="P1">skipping: [9.37.141.147]</text:p>
      <text:p text:style-name="P1"/>
      <text:p text:style-name="P1">TASK [ansible_role_policy_windows_windows_components_policy : 18.9.26.3.2 (L1) Ensure 'Setup: Specify the maximum log file size (KB)' is set to 'Enabled: 32,768 or greater' (Scored)] 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3.2) is Compliant:'32768'. It matches the CIS value: '32768'"</text:p>
      <text:p text:style-name="P1"><text:s text:c="4"/>]</text:p>
      <text:p text:style-name="P1">}</text:p>
      <text:p text:style-name="P1"/>
      <text:p text:style-name="P1">TASK [ansible_role_policy_windows_windows_components_policy : 18.9.26.3.2 (L1) Ensure 'Setup: Specify the maximum log file size (KB)' is set to 'Enabled: 32,768 or greater' (Scored)] *********************</text:p>
      <text:p text:style-name="P1">skipping: [9.37.141.147]</text:p>
      <text:p text:style-name="P1"/>
      <text:p text:style-name="P1">TASK [ansible_role_policy_windows_windows_components_policy : 18.9.26.4.1 (L1) Ensure 'System: Control Event Log behavior when the log file reaches its maximum size' is set to 'Disabled' (Scored)] 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tention setting (18.9.26.4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26.4.1 (L1) Ensure 'System: Control Event Log behavior when the log file reaches its maximum size' is set to 'Disabled' (Scored)] *******</text:p>
      <text:p text:style-name="P1">skipping: [9.37.141.147]</text:p>
      <text:p text:style-name="P1"/>
      <text:p text:style-name="P1">TASK [ansible_role_policy_windows_windows_components_policy : 18.9.26.4.2 (L1) Ensure 'System: Specify the maximum log file size (KB)' is set to 'Enabled: 32,768 or greater' (Scored)] 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Size setting (18.9.26.4.2) is Compliant:'32768'. It matches the CIS value: '32768'"</text:p>
      <text:p text:style-name="P1"><text:s text:c="4"/>]</text:p>
      <text:p text:style-name="P1">}</text:p>
      <text:p text:style-name="P1"/>
      <text:p text:style-name="P1">TASK [ansible_role_policy_windows_windows_components_policy : 18.9.26.4.2 (L1) Ensure 'System: Specify the maximum log file size (KB)' is set to 'Enabled: 32,768 or greater' (Scored)] ********************</text:p>
      <text:p text:style-name="P1">skipping: [9.37.141.147]</text:p>
      <text:p text:style-name="P1"/>
      <text:p text:style-name="P1">TASK [ansible_role_policy_windows_windows_components_policy : 18.9.30.2 (L1) Ensure 'Configure Windows SmartScreen' is set to 'Enabled' (Scored)] 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SmartScreen setting (18.9.30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2 (L1) Ensure 'Configure Windows SmartScreen' is set to 'Enabled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30.3 (L1) Ensure 'Turn off Data Execution Prevention for Explorer' is set to 'Disabled' (Scored)] 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DataExecutionPrevention setting (18.9.30.3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30.3 (L1) Ensure 'Turn off Data Execution Prevention for Explorer' is set to 'Disabled' (Scored)] ***************************************</text:p>
      <text:p text:style-name="P1">skipping: [9.37.141.147]</text:p>
      <text:p text:style-name="P1"/>
      <text:p text:style-name="P1">TASK [ansible_role_policy_windows_windows_components_policy : 18.9.30.4 (L1) Ensure 'Turn off heap termination on corruption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HeapTerminationOnCorruption setting (18.9.30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4 (L1) Ensure 'Turn off heap termination on corruption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30.5 (L1) Ensure 'Turn off shell protocol protected mode' is set to 'Disabled' (Scored)] 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XPSP2ShellProtocolBehavior setting (18.9.30.5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30.5 (L1) Ensure 'Turn off shell protocol protected mode' is set to 'Disabled' (Scored)] ************************************************</text:p>
      <text:p text:style-name="P1">skipping: [9.37.141.147]</text:p>
      <text:p text:style-name="P1"/>
      <text:p text:style-name="P1">TASK [ansible_role_policy_windows_windows_components_policy : 18.9.37.2 (L2) Ensure 'Turn off location' is set to 'Enabled' (Scored)] *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Location setting (18.9.37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37.2 (L2) Ensure 'Turn off location' is set to 'Enabled' (Scored)] 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1 (L2) Ensure 'Allow Extensions' is set to 'Disabled' (Scored)] **********************************************************************</text:p>
      <text:p text:style-name="P1">changed: [9.37.141.147]</text:p>
      <text:p text:style-name="P1"><text:soft-page-break/></text:p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xtensionsEnabled setting (18.9.4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1 (L2) Ensure 'Allow Extensions' is set to 'Disabled' (Scored)] 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2 (L2) Ensure 'Allow InPrivate Browsing' is set to 'Disabled' (Scored)] 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InPrivate setting (18.9.41.2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41.2 (L2) Ensure 'Allow InPrivate Browsing' is set to 'Disabled' (Scored)] 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3 (L1) Ensure 'Configure cookies' is set to 'Enabled: Block only 3rd-party cookies' or higher (Scored)] 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Cookies setting (18.9.41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3 (L1) Ensure 'Configure cookies' is set to 'Enabled: Block only 3rd-party cookies' or higher (Scored)] ******************************</text:p>
      <text:p text:style-name="P1">skipping: [9.37.141.147]</text:p>
      <text:p text:style-name="P1"/>
      <text:p text:style-name="P1">TASK [ansible_role_policy_windows_windows_components_policy : 18.9.41.4 (L1) Ensure 'Configure Password Manager' is set to 'Disabled'] 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ormSuggest_Passwords setting (18.9.41.4) is Compliant:'no\r\n'. It matches the CIS value: 'no'"</text:p>
      <text:p text:style-name="P1"><text:s text:c="4"/>]</text:p>
      <text:p text:style-name="P1">}</text:p>
      <text:p text:style-name="P1"/>
      <text:p text:style-name="P1">TASK [ansible_role_policy_windows_windows_components_policy : 18.9.41.4 (L1) Ensure 'Configure Password Manager' is set to 'Disabled'] 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5 (L2) Ensure 'Configure Pop-up Blocker' is set to 'Enabled' (Scored)] 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Popups setting (18.9.41.5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5 (L2) Ensure 'Configure Pop-up Blocker' is set to 'Enabled' (Scored)] 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6 (L1) Ensure 'Configure search suggestions in Address bar' is set to 'Disabled' (Scored)] 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howSearchSuggestionsGlobal setting (18.9.41.6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6 (L1) Ensure 'Configure search suggestions in Address bar' is set to 'Disabled' (Scored)] *******************************************</text:p>
      <text:p text:style-name="P1">skipping: [9.37.141.147]</text:p>
      <text:p text:style-name="P1"/>
      <text:p text:style-name="P1">TASK [ansible_role_policy_windows_windows_components_policy : 18.9.41.7 (L1) Ensure 'Configure SmartScreen Filter' is set to 'Enabled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dV9 setting (18.9.41.7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41.7 (L1) Ensure 'Configure SmartScreen Filter' is set to 'Enabled' (Scored)] ***********************************************************</text:p>
      <text:p text:style-name="P1">skipping: [9.37.141.147]</text:p>
      <text:p text:style-name="P1"/>
      <text:p text:style-name="P1">TASK [ansible_role_policy_windows_windows_components_policy : 18.9.41.8 (L2) Ensure 'Prevent access to the about:flags page in Microsoft Edge' is set to 'Enabled' (Scored)] 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AccessToAboutFlagsInMicrosoftEdge setting (18.9.41.8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41.8 (L2) Ensure 'Prevent access to the about:flags page in Microsoft Edge' is set to 'Enabled' (Scored)] *******************************</text:p>
      <text:p text:style-name="P1">skipping: [9.37.141.147]</text:p>
      <text:p text:style-name="P1"/>
      <text:p text:style-name="P1">TASK [ansible_role_policy_windows_windows_components_policy : 18.9.41.9 (L2) Ensure 'Prevent bypassing SmartScreen prompts for files' is set to 'Enabled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OverrideAppRepUnknown setting (18.9.41.9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9 (L2) Ensure 'Prevent bypassing SmartScreen prompts for files' is set to 'Enabled' (Scored)] ****************************************</text:p>
      <text:p text:style-name="P1">skipping: [9.37.141.147]</text:p>
      <text:p text:style-name="P1"/>
      <text:p text:style-name="P1">TASK [ansible_role_policy_windows_windows_components_policy : 18.9.41.10 (L2) Ensure 'Prevent bypassing SmartScreen prompts for sites' is set to 'Enabled' (Scored)] 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Override setting (18.9.41.10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10 (L2) Ensure 'Prevent bypassing SmartScreen prompts for sites' is set to 'Enabled' (Scored)] ***************************************</text:p>
      <text:p text:style-name="P1">skipping: [9.37.141.147]</text:p>
      <text:p text:style-name="P1"/>
      <text:p text:style-name="P1">TASK [ansible_role_policy_windows_windows_components_policy : 18.9.41.11 (L2) Ensure 'Prevent using Localhost IP address for WebRTC' is set to 'Enabled' (Scored)] *****************************************</text:p>
      <text:p text:style-name="P1">changed: [9.37.141.147]</text:p>
      <text:p text:style-name="P1"><text:soft-page-break/></text:p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HideLocalHostIP setting (18.9.41.1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41.11 (L2) Ensure 'Prevent using Localhost IP address for WebRTC' is set to 'Enabled' (Scored)] *****************************************</text:p>
      <text:p text:style-name="P1">skipping: [9.37.141.147]</text:p>
      <text:p text:style-name="P1"/>
      <text:p text:style-name="P1">TASK [ansible_role_policy_windows_windows_components_policy : 18.9.47.1 (L1) Ensure 'Prevent the usage of OneDrive for file storage' is set to 'En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FileSyncNGSC setting (18.9.47.1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47.1 (L1) Ensure 'Prevent the usage of OneDrive for file storage' is set to 'Enabled' (Scored)] *****************************************</text:p>
      <text:p text:style-name="P1">skipping: [9.37.141.147]</text:p>
      <text:p text:style-name="P1"/>
      <text:p text:style-name="P1">TASK [ansible_role_policy_windows_windows_components_policy : 18.9.52.2.2 (L1) Ensure 'Do not allow passwords to be saved' is set to 'Enabled' (Scored)] 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PasswordSaving setting (18.9.52.2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2.2 (L1) Ensure 'Do not allow passwords to be saved' is set to 'Enabled' (Scored)] ***************************************************</text:p>
      <text:p text:style-name="P1">skipping: [9.37.141.147]</text:p>
      <text:p text:style-name="P1"/>
      <text:p text:style-name="P1">TASK [ansible_role_policy_windows_windows_components_policy : 18.9.52.3.2.1 (L2) Ensure 'Restrict Remote Desktop Services users to a single Remote Desktop Services session' is set to 'Enabled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SingleSessionPerUser setting (18.9.52.3.2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2.1 (L2) Ensure 'Restrict Remote Desktop Services users to a single Remote Desktop Services session' is set to 'Enabled' (Scored)] ***</text:p>
      <text:p text:style-name="P1">skipping: [9.37.141.147]</text:p>
      <text:p text:style-name="P1"/>
      <text:p text:style-name="P1">TASK [ansible_role_policy_windows_windows_components_policy : 18.9.52.3.3.1 (L2) Ensure 'Do not allow COM port redirection' is set to 'Enabled' (Scored)] 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Ccm setting (18.9.52.3.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1 (L2) Ensure 'Do not allow COM port redirection' is set to 'Enabled' (Scored)] **************************************************</text:p>
      <text:p text:style-name="P1">skipping: [9.37.141.147]</text:p>
      <text:p text:style-name="P1"/>
      <text:p text:style-name="P1">TASK [ansible_role_policy_windows_windows_components_policy : 18.9.52.3.3.2 (L1) Ensure 'Do not allow drive redirection' is set to 'Enabled' (Scored)] 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Cdm setting (18.9.52.3.3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2 (L1) Ensure 'Do not allow drive redirection' is set to 'Enabled' (Scored)] *****************************************************</text:p>
      <text:p text:style-name="P1">skipping: [9.37.141.147]</text:p>
      <text:p text:style-name="P1"/>
      <text:p text:style-name="P1">TASK [ansible_role_policy_windows_windows_components_policy : 18.9.52.3.3.3 (L2) Ensure 'Do not allow LPT port redirection' is set to 'Enabled' (Scored)] 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LPT setting (18.9.52.3.3.3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52.3.3.3 (L2) Ensure 'Do not allow LPT port redirection' is set to 'Enabled' (Scored)] **************************************************</text:p>
      <text:p text:style-name="P1">skipping: [9.37.141.147]</text:p>
      <text:p text:style-name="P1"/>
      <text:p text:style-name="P1">TASK [ansible_role_policy_windows_windows_components_policy : 18.9.52.3.3.4 (L2) Ensure 'Do not allow supported Plug and Play device redirection' is set to 'Enabled' (Scored)] 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DisablePNPRedir setting (18.9.52.3.3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3.4 (L2) Ensure 'Do not allow supported Plug and Play device redirection' is set to 'Enabled' (Scored)] ****************************</text:p>
      <text:p text:style-name="P1">skipping: [9.37.141.147]</text:p>
      <text:p text:style-name="P1"/>
      <text:p text:style-name="P1">TASK [ansible_role_policy_windows_windows_components_policy : 18.9.52.3.9.1 (L1) Ensure 'Always prompt for password upon connection' is set to 'En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PromptForPassword setting (18.9.52.3.9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9.1 (L1) Ensure 'Always prompt for password upon connection' is set to 'Enabled' (Scored)] *****************************************</text:p>
      <text:p text:style-name="P1">skipping: [9.37.141.147]</text:p>
      <text:p text:style-name="P1"/>
      <text:p text:style-name="P1">TASK [ansible_role_policy_windows_windows_components_policy : 18.9.52.3.9.2 (L1) Ensure 'Require secure RPC communication' is set to 'Enabled' (Scored)] 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EncryptRPCTraffic setting (18.9.52.3.9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9.2 (L1) Ensure 'Require secure RPC communication' is set to 'Enabled' (Scored)] ***************************************************</text:p>
      <text:p text:style-name="P1">skipping: [9.37.141.147]</text:p>
      <text:p text:style-name="P1"/>
      <text:p text:style-name="P1">TASK [ansible_role_policy_windows_windows_components_policy : 18.9.52.3.9.3 (L1) Ensure 'Set client connection encryption level' is set to 'Enabled: High Level' (Scored)] 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inEncryptionLevel setting (18.9.52.3.9.3) is Compliant:'3'. It matches the CIS value: '3'"</text:p>
      <text:p text:style-name="P1"><text:s text:c="4"/>]</text:p>
      <text:p text:style-name="P1">}</text:p>
      <text:p text:style-name="P1"/>
      <text:p text:style-name="P1">TASK [ansible_role_policy_windows_windows_components_policy : 18.9.52.3.9.3 (L1) Ensure 'Set client connection encryption level' is set to 'Enabled: High Level' (Scored)] *********************************</text:p>
      <text:p text:style-name="P1">skipping: [9.37.141.147]</text:p>
      <text:p text:style-name="P1"/>
      <text:p text:style-name="P1">TASK [ansible_role_policy_windows_windows_components_policy : 18.9.52.3.10.1 (L2) Ensure 'Set time limit for active but idle Remote Desktop Services sessions' is set to 'Enabled: 15 minutes or less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IdleTime setting (18.9.52.3.10.1) is Compliant:'900000'. It matches the CIS value or is lower but not equal to zero: '90000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52.3.10.1 (L2) Ensure 'Set time limit for active but idle Remote Desktop Services sessions' is set to 'Enabled: 15 minutes or less' (Scored)] ***</text:p>
      <text:p text:style-name="P1">skipping: [9.37.141.147]</text:p>
      <text:p text:style-name="P1"/>
      <text:p text:style-name="P1">TASK [ansible_role_policy_windows_windows_components_policy : 18.9.52.3.10.2 (L2) Ensure 'Set time limit for disconnected sessions' is set to 'Enabled: 1 minute' (Scored)] 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DisconnectionTime setting (18.9.52.3.10.2) is Compliant:'60000'. It matches the CIS value: '60000'"</text:p>
      <text:p text:style-name="P1"><text:s text:c="4"/>]</text:p>
      <text:p text:style-name="P1">}</text:p>
      <text:p text:style-name="P1"/>
      <text:p text:style-name="P1">TASK [ansible_role_policy_windows_windows_components_policy : 18.9.52.3.10.2 (L2) Ensure 'Set time limit for disconnected sessions' is set to 'Enabled: 1 minute' (Scored)] ********************************</text:p>
      <text:p text:style-name="P1">skipping: [9.37.141.147]</text:p>
      <text:p text:style-name="P1"/>
      <text:p text:style-name="P1">TASK [ansible_role_policy_windows_windows_components_policy : 18.9.52.3.11.1 (L1) Ensure 'Do not delete temp folders upon exit' is set to 'Disabled' (Scored)] 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leteTempDirsOnExit setting (18.9.52.3.1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11.1 (L1) Ensure 'Do not delete temp folders upon exit' is set to 'Disabled' (Scored)] *********************************************</text:p>
      <text:p text:style-name="P1">skipping: [9.37.141.147]</text:p>
      <text:p text:style-name="P1"/>
      <text:p text:style-name="P1">TASK [ansible_role_policy_windows_windows_components_policy : 18.9.52.3.11.2 (L1) Ensure 'Do not use temporary folders per session' is set to 'Dis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erSessionTempDir setting (18.9.52.3.11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2.3.11.2 (L1) Ensure 'Do not use temporary folders per session' is set to 'Disabled' (Scored)] *****************************************</text:p>
      <text:p text:style-name="P1">skipping: [9.37.141.147]</text:p>
      <text:p text:style-name="P1"/>
      <text:p text:style-name="P1">TASK [ansible_role_policy_windows_windows_components_policy : 18.9.53.1 (L1) Ensure 'Prevent downloading of enclosures' is set to 'Enabled' (Scored)] ******************************************************</text:p>
      <text:p text:style-name="P1">changed: [9.37.141.147]</text:p>
      <text:p text:style-name="P1"><text:soft-page-break/></text:p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EnclosureDownload setting (18.9.5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3.1 (L1) Ensure 'Prevent downloading of enclosures' is set to 'Enabled' (Scored)] ******************************************************</text:p>
      <text:p text:style-name="P1">skipping: [9.37.141.147]</text:p>
      <text:p text:style-name="P1"/>
      <text:p text:style-name="P1">TASK [ansible_role_policy_windows_windows_components_policy : 18.9.54.2 (L1) Ensure 'Allow Cortana' is set to 'Disabled' (Scored)] **********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Cortana setting (18.9.54.2) is Compliant:'0'. It matches the CIS value: '0'"</text:p>
      <text:p text:style-name="P1"><text:s text:c="4"/>]</text:p>
      <text:p text:style-name="P1">}</text:p>
      <text:p text:style-name="P1"><text:soft-page-break/></text:p>
      <text:p text:style-name="P1">TASK [ansible_role_policy_windows_windows_components_policy : 18.9.54.2 (L1) Ensure 'Allow Cortana' is set to 'Disabled' (Scored)] 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54.3 (L1) Ensure 'Allow Cortana above lock screen' is set to 'Disabled' (Scored)] 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CortanaAboveLock setting (18.9.54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3 (L1) Ensure 'Allow Cortana above lock screen' is set to 'Disabled' (Scored)] *******************************************************</text:p>
      <text:p text:style-name="P1">skipping: [9.37.141.147]</text:p>
      <text:p text:style-name="P1"/>
      <text:p text:style-name="P1">TASK [ansible_role_policy_windows_windows_components_policy : 18.9.54.4 (L1) Ensure 'Allow indexing of encrypted files' is set to 'Disabled' (Scored)] 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IndexingEncryptedStoresOrItems setting (18.9.54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4 (L1) Ensure 'Allow indexing of encrypted files' is set to 'Disabled' (Scored)] *****************************************************</text:p>
      <text:p text:style-name="P1">skipping: [9.37.141.147]</text:p>
      <text:p text:style-name="P1"/>
      <text:p text:style-name="P1">TASK [ansible_role_policy_windows_windows_components_policy : 18.9.54.5 (L1) Ensure 'Allow search and Cortana to use location' is set to 'Dis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SearchToUseLocation setting (18.9.54.5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54.5 (L1) Ensure 'Allow search and Cortana to use location' is set to 'Dis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59.1 (L2) Ensure 'Turn off KMS Client Online AVS Validation' is set to 'Enabled' (Scored)] **********************************************</text:p>
      <text:p text:style-name="P1"><text:soft-page-break/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GenTicket setting (18.9.59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59.1 (L2) Ensure 'Turn off KMS Client Online AVS Validation' is set to 'Enabled' (Scored)] **********************************************</text:p>
      <text:p text:style-name="P1">skipping: [9.37.141.147]</text:p>
      <text:p text:style-name="P1"/>
      <text:p text:style-name="P1">TASK [ansible_role_policy_windows_windows_components_policy : 18.9.61.1 (L2) Ensure 'Disable all apps from Windows Store' is set to 'Enabled' (Scored)] 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StoreApps setting (18.9.61.1) is Compliant:'0'. It matches the CIS value: '0'"</text:p>
      <text:p text:style-name="P1"><text:s text:c="4"/>]</text:p>
      <text:p text:style-name="P1">}</text:p>
      <text:p text:style-name="P1"><text:soft-page-break/></text:p>
      <text:p text:style-name="P1">TASK [ansible_role_policy_windows_windows_components_policy : 18.9.61.1 (L2) Ensure 'Disable all apps from Windows Store' is set to 'Enabled' (Scored)] ****************************************************</text:p>
      <text:p text:style-name="P1">skipping: [9.37.141.147]</text:p>
      <text:p text:style-name="P1"/>
      <text:p text:style-name="P1">TASK [ansible_role_policy_windows_windows_components_policy : 18.9.61.2 (L1) Ensure 'Turn off Automatic Download and Install of updates' is set to 'Disabled' (Scored)] 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utoDownload setting (18.9.61.2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61.2 (L1) Ensure 'Turn off Automatic Download and Install of updates' is set to 'Disabled' (Scored)] ************************************</text:p>
      <text:p text:style-name="P1">skipping: [9.37.141.147]</text:p>
      <text:p text:style-name="P1"/>
      <text:p text:style-name="P1">TASK [ansible_role_policy_windows_windows_components_policy : 18.9.61.3 (L1) Ensure 'Turn off the offer to update to the latest version of Windows' is set to 'Enabled' (Scored)] 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OSUpgrade setting (18.9.61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1.3 (L1) Ensure 'Turn off the offer to update to the latest version of Windows' is set to 'Enabled' (Scored)] **************************</text:p>
      <text:p text:style-name="P1">skipping: [9.37.141.147]</text:p>
      <text:p text:style-name="P1"/>
      <text:p text:style-name="P1">TASK [ansible_role_policy_windows_windows_components_policy : 18.9.61.4 (L2) Ensure 'Turn off the Store application' is set to 'Enabled' (Scored)] 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moveWindowsStore setting (18.9.61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61.4 (L2) Ensure 'Turn off the Store application' is set to 'Enabled' (Scored)] *********************************************************</text:p>
      <text:p text:style-name="P1">skipping: [9.37.141.147]</text:p>
      <text:p text:style-name="P1"/>
      <text:p text:style-name="P1">TASK [ansible_role_policy_windows_windows_components_policy : 18.9.69.3.1 (L2) Ensure 'Join Microsoft MAPS' is set to 'Disabled' (Scored)] *******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pyNetReporting setting (18.9.69.3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69.3.1 (L2) Ensure 'Join Microsoft MAPS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windows_components_policy : 18.9.69.8.1 (L2) Ensure 'Configure Watson events' is set to 'Disabled' (Scored)] 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GenericReports setting (18.9.69.8.1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69.8.1 (L2) Ensure 'Configure Watson events' is set to 'Disabled' (Scored)] *************************************************************</text:p>
      <text:p text:style-name="P1">skipping: [9.37.141.147]</text:p>
      <text:p text:style-name="P1"/>
      <text:p text:style-name="P1">TASK [ansible_role_policy_windows_windows_components_policy : 18.9.73.1 (L2) Ensure 'Allow suggested apps in Windows Ink Workspace' is set to 'Disabled' (Scored)] 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SuggestedAppsInWindowsInkWorkspace setting (18.9.73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3.1 (L2) Ensure 'Allow suggested apps in Windows Ink Workspace' is set to 'Disabled' (Scored)] *****************************************</text:p>
      <text:p text:style-name="P1">skipping: [9.37.141.147]</text:p>
      <text:p text:style-name="P1"/>
      <text:p text:style-name="P1">TASK [ansible_role_policy_windows_windows_components_policy : 18.9.73.2 (L1) Ensure 'Allow Windows Ink Workspace' is set to 'Enabled: On, but disallow access above lock' OR 'Disabled' but not 'Enabled: On' (Scored)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WindowsInkWorkspace setting (18.9.73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73.2 (L1) Ensure 'Allow Windows Ink Workspace' is set to 'Enabled: On, but disallow access above lock' OR 'Disabled' but not 'Enabled: On' (Scored)] ***</text:p>
      <text:p text:style-name="P1">skipping: [9.37.141.147]</text:p>
      <text:p text:style-name="P1"/>
      <text:p text:style-name="P1">TASK [ansible_role_policy_windows_windows_components_policy : 18.9.74.1 (L1) Ensure 'Allow user control over installs' is set to 'Disabled' (Scored)] 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UserControl setting (18.9.74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4.1 (L1) Ensure 'Allow user control over installs' is set to 'Disabled' (Scored)] ******************************************************</text:p>
      <text:p text:style-name="P1">skipping: [9.37.141.147]</text:p>
      <text:p text:style-name="P1"/>
      <text:p text:style-name="P1">TASK [ansible_role_policy_windows_windows_components_policy : 18.9.74.2 (L1) Ensure 'Always install with elevated privileges' is set to 'Disabled' (Scored)] ***********************************************</text:p>
      <text:p text:style-name="P1">changed: [9.37.141.147]</text:p>
      <text:p text:style-name="P1"><text:soft-page-break/></text:p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waysInstallElevated setting (18.9.74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74.2 (L1) Ensure 'Always install with elevated privileges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74.3 (L2) Ensure 'Prevent Internet Explorer security prompt for Windows Installer scripts' is set to 'Disabled' (Scored)] 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afeForScripting setting (18.9.74.3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74.3 (L2) Ensure 'Prevent Internet Explorer security prompt for Windows Installer scripts' is set to 'Disabled' (Scored)] ***************</text:p>
      <text:p text:style-name="P1">skipping: [9.37.141.147]</text:p>
      <text:p text:style-name="P1"/>
      <text:p text:style-name="P1">TASK [ansible_role_policy_windows_windows_components_policy : 18.9.75.1 (L1) Ensure 'Sign-in last interactive user automatically after a system-initiated restart' is set to 'Disabled' (Scored)] 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AutomaticRestartSignOn setting (18.9.75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75.1 (L1) Ensure 'Sign-in last interactive user automatically after a system-initiated restart' is set to 'Disabled' (Scored)] **********</text:p>
      <text:p text:style-name="P1">skipping: [9.37.141.147]</text:p>
      <text:p text:style-name="P1"/>
      <text:p text:style-name="P1">TASK [ansible_role_policy_windows_windows_components_policy : 18.9.84.1 (L1) Ensure 'Turn on PowerShell Script Block Logging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ScriptBlockLogging setting (18.9.84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4.1 (L1) Ensure 'Turn on PowerShell Script Block Logging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8.9.84.2 (L1) Ensure 'Turn on PowerShell Transcription' is set to 'Disabled' (Scored)] 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Transcripting setting (18.9.84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4.2 (L1) Ensure 'Turn on PowerShell Transcription' is set to 'Disabled' (Scored)] ******************************************************</text:p>
      <text:p text:style-name="P1">skipping: [9.37.141.147]</text:p>
      <text:p text:style-name="P1"/>
      <text:p text:style-name="P1">TASK [ansible_role_policy_windows_windows_components_policy : 18.9.86.1.1 (L1) Ensure 'Allow Basic authentication' is set to 'Disabled' (Scored)] 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Basic setting (18.9.86.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1.1 (L1) Ensure 'Allow Basic authentication' is set to 'Disabled' (Scored] ***********************************************************</text:p>
      <text:p text:style-name="P1">skipping: [9.37.141.147]</text:p>
      <text:p text:style-name="P1"/>
      <text:p text:style-name="P1">TASK [ansible_role_policy_windows_windows_components_policy : 18.9.86.1.2 (L1) Ensure 'Allow unencrypted traffic' is set to 'Disabled' (Scored)] 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UnencryptedTraffic setting (18.9.86.1.2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86.1.2 (L1) Ensure 'Allow unencrypted traffic' is set to 'Disabled' (Scored)] ***********************************************************</text:p>
      <text:p text:style-name="P1">skipping: [9.37.141.147]</text:p>
      <text:p text:style-name="P1"/>
      <text:p text:style-name="P1">TASK [ansible_role_policy_windows_windows_components_policy : 18.9.86.1.3 (L1) Ensure 'Disallow Digest authentication' is set to 'Enabled' (Scored)] 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Digest setting (18.9.86.1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1.3 (L1) Ensure 'Disallow Digest authentication' is set to 'Enabled' (Scored)] *******************************************************</text:p>
      <text:p text:style-name="P1">skipping: [9.37.141.147]</text:p>
      <text:p text:style-name="P1"/>
      <text:p text:style-name="P1">TASK [ansible_role_policy_windows_windows_components_policy : 18.9.86.2.1 (L1) Ensure 'Allow Basic authentication' is set to 'Disabled' (Scored)] 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Basic setting (18.9.86.2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2.1 (L1) Ensure 'Allow Basic authentication' is set to 'Disabled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86.2.2 (L2) Ensure 'Allow remote server management through WinRM' is set to 'Disabled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AutoConfig setting (18.9.86.2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6.2.1 (L1) Ensure 'Allow Basic authentication' is set to 'Disabled' (Scored)] **********************************************************</text:p>
      <text:p text:style-name="P1">skipping: [9.37.141.147]</text:p>
      <text:p text:style-name="P1"/>
      <text:p text:style-name="P1">TASK [ansible_role_policy_windows_windows_components_policy : 18.9.86.2.3 (L1) Ensure 'Allow unencrypted traffic' is set to 'Disabled' (Scored)] **********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UnencryptedTraffic setting (18.9.86.2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86.2.3 (L1) Ensure 'Allow unencrypted traffic' is set to 'Disabled' (Scored)] ***********************************************************</text:p>
      <text:p text:style-name="P1">skipping: [9.37.141.147]</text:p>
      <text:p text:style-name="P1"/>
      <text:p text:style-name="P1">TASK [ansible_role_policy_windows_windows_components_policy : 18.9.86.2.4 (L1) Ensure 'Disallow WinRM from storing RunAs credentials' is set to 'Enabled' (Scored)] 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RunAs setting (18.9.86.2.4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86.2.4 (L1) Ensure 'Disallow WinRM from storing RunAs credentials' is set to 'Enabled' (Scored)] ****************************************</text:p>
      <text:p text:style-name="P1">skipping: [9.37.141.147]</text:p>
      <text:p text:style-name="P1"/>
      <text:p text:style-name="P1">TASK [ansible_role_policy_windows_windows_components_policy : 18.9.87.1 (L2) Ensure 'Allow Remote Shell Access' is set to 'Disabled' (Scored)] 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RemoteShellAccess setting (18.9.87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87.1 (L2) Ensure 'Allow Remote Shell Access' is set to 'Disabled' (Scored)] *************************************************************</text:p>
      <text:p text:style-name="P1">skipping: [9.37.141.147]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FeatureUpdates setting (18.9.90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BranchReadinessLevel setting (18.9.90.1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FeatureUpdatesPeriodInDays setting (18.9.90.1.1) is Compliant:'180'. It matches the CIS value: '180'"</text:p>
      <text:p text:style-name="P1"><text:s text:c="4"/>]</text:p>
      <text:p text:style-name="P1">}</text:p>
      <text:p text:style-name="P1"/>
      <text:p text:style-name="P1">TASK [ansible_role_policy_windows_windows_components_policy : 18.9.90.1.1 (L1) Ensure 'Select when Feature Updates are received' is set to 'Enabled: Current Branch for Business, 18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QualityUpdates setting (18.9.90.1.2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ferQualityUpdatesPeriodInDays setting (18.9.90.1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90.1.2 (L1) Ensure 'Select when Quality Updates are received' is set to 'Enabled: 0 days' (Scored) <text:s/>- If the 'Allow Telemetry' policy is set to 0, this policy will have no effect.] ***</text:p>
      <text:p text:style-name="P1">skipping: [9.37.141.147]</text:p>
      <text:p text:style-name="P1"/>
      <text:p text:style-name="P1">TASK [ansible_role_policy_windows_windows_components_policy : 18.9.90.2 (L1) Ensure 'Configure Automatic Updates' is set to 'Enabled' (Scored] 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Update setting (18.9.90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8.9.90.2 (L1) Ensure 'Configure Automatic Updates' is set to 'Enabled' (Scored] *************************************************************</text:p>
      <text:p text:style-name="P1">skipping: [9.37.141.147]</text:p>
      <text:p text:style-name="P1"/>
      <text:p text:style-name="P1">TASK [ansible_role_policy_windows_windows_components_policy : 18.9.90.3 (L1) Ensure 'Configure Automatic Updates: Scheduled install day' is set to '0 - Every day' (Scored)] 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heduledInstallDay setting (18.9.90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90.3 (L1) Ensure 'Configure Automatic Updates: Scheduled install day' is set to '0 - Every day' (Scored)] *******************************</text:p>
      <text:p text:style-name="P1">skipping: [9.37.141.147]</text:p>
      <text:p text:style-name="P1"/>
      <text:p text:style-name="P1">TASK [ansible_role_policy_windows_windows_components_policy : 18.9.90.4 (L1) Ensure 'No auto-restart with logged on users for scheduled automatic updates installations' is set to 'Disabled' (Scored)] 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AutoRebootWithLoggedOnUsers setting (18.9.90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8.9.90.4 (L1) Ensure 'No auto-restart with logged on users for scheduled automatic updates installations' is set to 'Disabled' (Scored)] ****</text:p>
      <text:p text:style-name="P1">skipping: [9.37.141.147]</text:p>
      <text:p text:style-name="P1"/>
      <text:p text:style-name="P1">TASK [ansible_role_policy_windows_windows_components_policy : 19.7.4.1 (L1) Ensure 'Do not preserve zone information in file attachments' is set to 'Disabled' (Scored)] 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aveZoneInformation setting (19.7.4.1) is Compliant:'2'. It matches the CIS value: '2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9.7.4.1 (L1) Ensure 'Do not preserve zone information in file attachments' is set to 'Disabled' (Scored)] ***********************************</text:p>
      <text:p text:style-name="P1">skipping: [9.37.141.147]</text:p>
      <text:p text:style-name="P1"/>
      <text:p text:style-name="P1">TASK [ansible_role_policy_windows_windows_components_policy : 19.7.4.2 (L1) Ensure 'Notify antivirus programs when opening attachments' is set to 'Enabled' (Scored)] 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anWithAntiVirus setting (19.7.4.2) is Compliant:'3'. It matches the CIS value: '3'"</text:p>
      <text:p text:style-name="P1"><text:s text:c="4"/>]</text:p>
      <text:p text:style-name="P1">}</text:p>
      <text:p text:style-name="P1"/>
      <text:p text:style-name="P1">TASK [ansible_role_policy_windows_windows_components_policy : 19.7.4.2 (L1) Ensure 'Notify antivirus programs when opening attachments' is set to 'Enabled' (Scored)] **************************************</text:p>
      <text:p text:style-name="P1">skipping: [9.37.141.147]</text:p>
      <text:p text:style-name="P1"/>
      <text:p text:style-name="P1">TASK [ansible_role_policy_windows_windows_components_policy : 19.7.7.1 (L2) Ensure 'Configure Windows spotlight on Lock Screen' is set to Disabled' (Scored)] 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ConfigureWindowsSpotlight setting (19.7.7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windows_components_policy : 19.7.7.1 (L2) Ensure 'Configure Windows spotlight on Lock Screen' is set to Disabled' (Scored)] **********************************************</text:p>
      <text:p text:style-name="P1">skipping: [9.37.141.147]</text:p>
      <text:p text:style-name="P1"/>
      <text:p text:style-name="P1">TASK [ansible_role_policy_windows_windows_components_policy : 19.7.7.2 (L1) Ensure 'Do not suggest third-party content in Windows spotlight' is set to 'Enabled' (Scored)] 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ThirdPartySuggestions setting (19.7.7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7.2 (L1) Ensure 'Do not suggest third-party content in Windows spotlight' is set to 'Enabled' (Scored)] *********************************</text:p>
      <text:p text:style-name="P1">skipping: [9.37.141.147]</text:p>
      <text:p text:style-name="P1"/>
      <text:p text:style-name="P1">TASK [ansible_role_policy_windows_windows_components_policy : 19.7.7.3 (L2) Ensure 'Turn off all Windows spotlight features' is set to 'Enabled' (Scored)] *************************************************</text:p>
      <text:p text:style-name="P1">changed: [9.37.141.147]</text:p>
      <text:p text:style-name="P1"/>
      <text:p text:style-name="P1"><text:soft-page-break/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indowsSpotlightFeatures setting (19.7.7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7.3 (L2) Ensure 'Turn off all Windows spotlight features' is set to 'Enabled' (Scored)] *************************************************</text:p>
      <text:p text:style-name="P1">skipping: [9.37.141.147]</text:p>
      <text:p text:style-name="P1"/>
      <text:p text:style-name="P1">TASK [ansible_role_policy_windows_windows_components_policy : 19.7.26.1 (L1) Ensure 'Prevent users from sharing files within their profile.' is set to 'Enabled' (Scored)] 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InPlaceSharing setting (19.7.26.1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windows_components_policy : 19.7.26.1 (L1) Ensure 'Prevent users from sharing files within their profile.' is set to 'Enabled' (Scored)] *********************************</text:p>
      <text:p text:style-name="P1">skipping: [9.37.141.147]</text:p>
      <text:p text:style-name="P1"/>
      <text:p text:style-name="P1">TASK [ansible_role_policy_windows_windows_components_policy : 19.7.39.1 (L1) Ensure 'Always install with elevated privileges' is set to 'Disabled' (Scored)] 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waysInstallElevated setting (19.7.39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windows_components_policy : 19.7.39.1 (L1) Ensure 'Always install with elevated privileges' is set to 'Disabled' (Scored)] ***********************************************</text:p>
      <text:p text:style-name="P1">skipping: [9.37.141.147]</text:p>
      <text:p text:style-name="P1"/>
      <text:p text:style-name="P1">TASK [ansible_role_policy_windows_windows_components_policy : 19.7.43.2.1 (L2) Ensure 'Prevent Codec Download' is set to 'Enabled' (Scored)] ***************************************************************</text:p>
      <text:p text:style-name="P1">changed: [9.37.141.147]</text:p>
      <text:p text:style-name="P1"/>
      <text:p text:style-name="P1">TASK [ansible_role_policy_windows_windows_components_policy : set_fact] 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windows_components_policy : debug] 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windows_components_policy : debug] 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CodecDownload setting (19.7.43.2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windows_components_policy : 19.7.43.2.1 (L2) Ensure 'Prevent Codec Download' is set to 'Enabled' (Scored)] *****************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340 <text:s/>changed=113 <text:s/>unreachable=0 <text:s text:c="3"/>failed=0 <text:s text:c="3"/>skipped=226 <text:s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4:02:03.835811895</meta:creation-date>
    <dc:date>2019-09-13T14:02:53.128446685</dc:date>
    <meta:editing-duration>PT49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137" meta:paragraph-count="3178" meta:word-count="18570" meta:character-count="286246" meta:non-whitespace-character-count="267158"/>
  </office:meta>
</office:document-meta>
</file>